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user">
        <table:table-row>
          <table:table-cell office:value-type="float" office:value="1">
            <text:p>1</text:p>
          </table:table-cell>
          <table:table-cell office:value-type="string">
            <text:p>Jared</text:p>
          </table:table-cell>
          <table:table-cell office:value-type="string">
            <text:p>Lucas</text:p>
          </table:table-cell>
          <table:table-cell office:value-type="string">
            <text:p>nutjab</text:p>
          </table:table-cell>
          <table:table-cell office:value-type="string">
            <text:p>Zxr75089</text:p>
          </table:table-cell>
          <table:table-cell office:value-type="string">
            <text:p>Student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oe</text:p>
          </table:table-cell>
          <table:table-cell office:value-type="string">
            <text:p>johndoe69</text:p>
          </table:table-cell>
          <table:table-cell office:value-type="string">
            <text:p>12345</text:p>
          </table:table-cell>
          <table:table-cell office:value-type="string">
            <text:p>Student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Jane</text:p>
          </table:table-cell>
          <table:table-cell office:value-type="string">
            <text:p>Doe</text:p>
          </table:table-cell>
          <table:table-cell office:value-type="string">
            <text:p>janedoe</text:p>
          </table:table-cell>
          <table:table-cell office:value-type="string">
            <text:p>4545</text:p>
          </table:table-cell>
          <table:table-cell office:value-type="string">
            <text:p>Student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Robert</text:p>
          </table:table-cell>
          <table:table-cell office:value-type="string">
            <text:p>Velasco</text:p>
          </table:table-cell>
          <table:table-cell office:value-type="string">
            <text:p>RobE</text:p>
          </table:table-cell>
          <table:table-cell office:value-type="string">
            <text:p>33333</text:p>
          </table:table-cell>
          <table:table-cell office:value-type="string">
            <text:p>Teacher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Lorrea</text:p>
          </table:table-cell>
          <table:table-cell office:value-type="string">
            <text:p>Ladao</text:p>
          </table:table-cell>
          <table:table-cell office:value-type="string">
            <text:p>lors</text:p>
          </table:table-cell>
          <table:table-cell office:value-type="string">
            <text:p>lors</text:p>
          </table:table-cell>
          <table:table-cell office:value-type="string">
            <text:p>Student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Jovell</text:p>
          </table:table-cell>
          <table:table-cell office:value-type="string">
            <text:p>Miranda</text:p>
          </table:table-cell>
          <table:table-cell office:value-type="string">
            <text:p>JMiranda</text:p>
          </table:table-cell>
          <table:table-cell office:value-type="string">
            <text:p>333</text:p>
          </table:table-cell>
          <table:table-cell office:value-type="string">
            <text:p>Student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Lorrea</text:p>
          </table:table-cell>
          <table:table-cell office:value-type="string">
            <text:p>Ladao</text:p>
          </table:table-cell>
          <table:table-cell office:value-type="string">
            <text:p>LLadao</text:p>
          </table:table-cell>
          <table:table-cell office:value-type="string">
            <text:p>555555</text:p>
          </table:table-cell>
          <table:table-cell office:value-type="string">
            <text:p>Student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11-29T17:56:39+01:00</meta:creation-date>
  </office:meta>
</office:document-meta>
</file>